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Número de Agentes (x1)</text:p>
          </table:table-cell>
          <table:table-cell table:style-name="ce1" office:value-type="string" calcext:value-type="string">
            <text:p>Número de Agentes (x5)</text:p>
          </table:table-cell>
          <table:table-cell table:style-name="ce1" office:value-type="string" calcext:value-type="string">
            <text:p>Número de Agentes (x10)</text:p>
          </table:table-cell>
        </table:table-row>
        <table:table-row table:style-name="ro2">
          <table:table-cell office:value-type="string" calcext:value-type="string">
            <text:p>Alabama</text:p>
          </table:table-cell>
          <table:table-cell office:value-type="float" office:value="4802740" calcext:value-type="float">
            <text:p>4802740</text:p>
          </table:table-cell>
          <table:table-cell table:formula="of:=ROUNDUP([.B2]/(10^6))" office:value-type="float" office:value="5" calcext:value-type="float">
            <text:p>5</text:p>
          </table:table-cell>
          <table:table-cell table:formula="of:=ROUNDUP([.B2]/(5*10^5))" office:value-type="float" office:value="10" calcext:value-type="float">
            <text:p>10</text:p>
          </table:table-cell>
          <table:table-cell table:formula="of:=ROUNDUP([.B2]/(10^5))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Alaska</text:p>
          </table:table-cell>
          <table:table-cell office:value-type="float" office:value="722718" calcext:value-type="float">
            <text:p>722718</text:p>
          </table:table-cell>
          <table:table-cell table:formula="of:=ROUNDUP([.B3]/(10^6))" office:value-type="float" office:value="1" calcext:value-type="float">
            <text:p>1</text:p>
          </table:table-cell>
          <table:table-cell table:formula="of:=ROUNDUP([.B3]/(5*10^5))" office:value-type="float" office:value="2" calcext:value-type="float">
            <text:p>2</text:p>
          </table:table-cell>
          <table:table-cell table:formula="of:=ROUNDUP([.B3]/(10^5)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rkansas</text:p>
          </table:table-cell>
          <table:table-cell office:value-type="float" office:value="2937979" calcext:value-type="float">
            <text:p>2937979</text:p>
          </table:table-cell>
          <table:table-cell table:formula="of:=ROUNDUP([.B4]/(10^6))" office:value-type="float" office:value="3" calcext:value-type="float">
            <text:p>3</text:p>
          </table:table-cell>
          <table:table-cell table:formula="of:=ROUNDUP([.B4]/(5*10^5))" office:value-type="float" office:value="6" calcext:value-type="float">
            <text:p>6</text:p>
          </table:table-cell>
          <table:table-cell table:formula="of:=ROUNDUP([.B4]/(10^5))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rizona</text:p>
          </table:table-cell>
          <table:table-cell office:value-type="float" office:value="6482505" calcext:value-type="float">
            <text:p>6482505</text:p>
          </table:table-cell>
          <table:table-cell table:formula="of:=ROUNDUP([.B5]/(10^6))" office:value-type="float" office:value="7" calcext:value-type="float">
            <text:p>7</text:p>
          </table:table-cell>
          <table:table-cell table:formula="of:=ROUNDUP([.B5]/(5*10^5))" office:value-type="float" office:value="13" calcext:value-type="float">
            <text:p>13</text:p>
          </table:table-cell>
          <table:table-cell table:formula="of:=ROUNDUP([.B5]/(10^5))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California</text:p>
          </table:table-cell>
          <table:table-cell office:value-type="float" office:value="37691912" calcext:value-type="float">
            <text:p>37691912</text:p>
          </table:table-cell>
          <table:table-cell table:formula="of:=ROUNDUP([.B6]/(10^6))" office:value-type="float" office:value="38" calcext:value-type="float">
            <text:p>38</text:p>
          </table:table-cell>
          <table:table-cell table:formula="of:=ROUNDUP([.B6]/(5*10^5))" office:value-type="float" office:value="76" calcext:value-type="float">
            <text:p>76</text:p>
          </table:table-cell>
          <table:table-cell table:formula="of:=ROUNDUP([.B6]/(10^5))"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Kansas</text:p>
          </table:table-cell>
          <table:table-cell office:value-type="float" office:value="2871238" calcext:value-type="float">
            <text:p>2871238</text:p>
          </table:table-cell>
          <table:table-cell table:formula="of:=ROUNDUP([.B7]/(10^6))" office:value-type="float" office:value="3" calcext:value-type="float">
            <text:p>3</text:p>
          </table:table-cell>
          <table:table-cell table:formula="of:=ROUNDUP([.B7]/(5*10^5))" office:value-type="float" office:value="6" calcext:value-type="float">
            <text:p>6</text:p>
          </table:table-cell>
          <table:table-cell table:formula="of:=ROUNDUP([.B7]/(10^5))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float" office:value="9656401" calcext:value-type="float">
            <text:p>9656401</text:p>
          </table:table-cell>
          <table:table-cell table:formula="of:=ROUNDUP([.B8]/(10^6))" office:value-type="float" office:value="10" calcext:value-type="float">
            <text:p>10</text:p>
          </table:table-cell>
          <table:table-cell table:formula="of:=ROUNDUP([.B8]/(5*10^5))" office:value-type="float" office:value="20" calcext:value-type="float">
            <text:p>20</text:p>
          </table:table-cell>
          <table:table-cell table:formula="of:=ROUNDUP([.B8]/(10^5))"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float" office:value="4679230" calcext:value-type="float">
            <text:p>4679230</text:p>
          </table:table-cell>
          <table:table-cell table:formula="of:=ROUNDUP([.B9]/(10^6))" office:value-type="float" office:value="5" calcext:value-type="float">
            <text:p>5</text:p>
          </table:table-cell>
          <table:table-cell table:formula="of:=ROUNDUP([.B9]/(5*10^5))" office:value-type="float" office:value="10" calcext:value-type="float">
            <text:p>10</text:p>
          </table:table-cell>
          <table:table-cell table:formula="of:=ROUNDUP([.B9]/(10^5))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float" office:value="5116796" calcext:value-type="float">
            <text:p>5116796</text:p>
          </table:table-cell>
          <table:table-cell table:formula="of:=ROUNDUP([.B10]/(10^6))" office:value-type="float" office:value="6" calcext:value-type="float">
            <text:p>6</text:p>
          </table:table-cell>
          <table:table-cell table:formula="of:=ROUNDUP([.B10]/(5*10^5))" office:value-type="float" office:value="11" calcext:value-type="float">
            <text:p>11</text:p>
          </table:table-cell>
          <table:table-cell table:formula="of:=ROUNDUP([.B10]/(10^5))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float" office:value="3580709" calcext:value-type="float">
            <text:p>3580709</text:p>
          </table:table-cell>
          <table:table-cell table:formula="of:=ROUNDUP([.B11]/(10^6))" office:value-type="float" office:value="4" calcext:value-type="float">
            <text:p>4</text:p>
          </table:table-cell>
          <table:table-cell table:formula="of:=ROUNDUP([.B11]/(5*10^5))" office:value-type="float" office:value="8" calcext:value-type="float">
            <text:p>8</text:p>
          </table:table-cell>
          <table:table-cell table:formula="of:=ROUNDUP([.B11]/(10^5))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North Dakota</text:p>
          </table:table-cell>
          <table:table-cell office:value-type="float" office:value="683932" calcext:value-type="float">
            <text:p>683932</text:p>
          </table:table-cell>
          <table:table-cell table:formula="of:=ROUNDUP([.B12]/(10^6))" office:value-type="float" office:value="1" calcext:value-type="float">
            <text:p>1</text:p>
          </table:table-cell>
          <table:table-cell table:formula="of:=ROUNDUP([.B12]/(5*10^5))" office:value-type="float" office:value="2" calcext:value-type="float">
            <text:p>2</text:p>
          </table:table-cell>
          <table:table-cell table:formula="of:=ROUNDUP([.B12]/(10^5)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outh Dakota</text:p>
          </table:table-cell>
          <table:table-cell office:value-type="float" office:value="824082" calcext:value-type="float">
            <text:p>824082</text:p>
          </table:table-cell>
          <table:table-cell table:formula="of:=ROUNDUP([.B13]/(10^6))" office:value-type="float" office:value="1" calcext:value-type="float">
            <text:p>1</text:p>
          </table:table-cell>
          <table:table-cell table:formula="of:=ROUNDUP([.B13]/(5*10^5))" office:value-type="float" office:value="2" calcext:value-type="float">
            <text:p>2</text:p>
          </table:table-cell>
          <table:table-cell table:formula="of:=ROUNDUP([.B13]/(10^5)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float" office:value="907135" calcext:value-type="float">
            <text:p>907135</text:p>
          </table:table-cell>
          <table:table-cell table:formula="of:=ROUNDUP([.B14]/(10^6))" office:value-type="float" office:value="1" calcext:value-type="float">
            <text:p>1</text:p>
          </table:table-cell>
          <table:table-cell table:formula="of:=ROUNDUP([.B14]/(5*10^5))" office:value-type="float" office:value="2" calcext:value-type="float">
            <text:p>2</text:p>
          </table:table-cell>
          <table:table-cell table:formula="of:=ROUNDUP([.B14]/(10^5))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Florida</text:p>
          </table:table-cell>
          <table:table-cell office:value-type="float" office:value="19057542" calcext:value-type="float">
            <text:p>19057542</text:p>
          </table:table-cell>
          <table:table-cell table:formula="of:=ROUNDUP([.B15]/(10^6))" office:value-type="float" office:value="20" calcext:value-type="float">
            <text:p>20</text:p>
          </table:table-cell>
          <table:table-cell table:formula="of:=ROUNDUP([.B15]/(5*10^5))" office:value-type="float" office:value="39" calcext:value-type="float">
            <text:p>39</text:p>
          </table:table-cell>
          <table:table-cell table:formula="of:=ROUNDUP([.B15]/(10^5))"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9815210" calcext:value-type="float">
            <text:p>9815210</text:p>
          </table:table-cell>
          <table:table-cell table:formula="of:=ROUNDUP([.B16]/(10^6))" office:value-type="float" office:value="10" calcext:value-type="float">
            <text:p>10</text:p>
          </table:table-cell>
          <table:table-cell table:formula="of:=ROUNDUP([.B16]/(5*10^5))" office:value-type="float" office:value="20" calcext:value-type="float">
            <text:p>20</text:p>
          </table:table-cell>
          <table:table-cell table:formula="of:=ROUNDUP([.B16]/(10^5))"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Hawaii</text:p>
          </table:table-cell>
          <table:table-cell office:value-type="float" office:value="1374810" calcext:value-type="float">
            <text:p>1374810</text:p>
          </table:table-cell>
          <table:table-cell table:formula="of:=ROUNDUP([.B17]/(10^6))" office:value-type="float" office:value="2" calcext:value-type="float">
            <text:p>2</text:p>
          </table:table-cell>
          <table:table-cell table:formula="of:=ROUNDUP([.B17]/(5*10^5))" office:value-type="float" office:value="3" calcext:value-type="float">
            <text:p>3</text:p>
          </table:table-cell>
          <table:table-cell table:formula="of:=ROUNDUP([.B17]/(10^5)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Idaho</text:p>
          </table:table-cell>
          <table:table-cell office:value-type="float" office:value="1584985" calcext:value-type="float">
            <text:p>1584985</text:p>
          </table:table-cell>
          <table:table-cell table:formula="of:=ROUNDUP([.B18]/(10^6))" office:value-type="float" office:value="2" calcext:value-type="float">
            <text:p>2</text:p>
          </table:table-cell>
          <table:table-cell table:formula="of:=ROUNDUP([.B18]/(5*10^5))" office:value-type="float" office:value="4" calcext:value-type="float">
            <text:p>4</text:p>
          </table:table-cell>
          <table:table-cell table:formula="of:=ROUNDUP([.B18]/(10^5)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hode Island</text:p>
          </table:table-cell>
          <table:table-cell office:value-type="float" office:value="1051302" calcext:value-type="float">
            <text:p>1051302</text:p>
          </table:table-cell>
          <table:table-cell table:formula="of:=ROUNDUP([.B19]/(10^6))" office:value-type="float" office:value="2" calcext:value-type="float">
            <text:p>2</text:p>
          </table:table-cell>
          <table:table-cell table:formula="of:=ROUNDUP([.B19]/(5*10^5))" office:value-type="float" office:value="3" calcext:value-type="float">
            <text:p>3</text:p>
          </table:table-cell>
          <table:table-cell table:formula="of:=ROUNDUP([.B19]/(10^5)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Illinois</text:p>
          </table:table-cell>
          <table:table-cell office:value-type="float" office:value="12869257" calcext:value-type="float">
            <text:p>12869257</text:p>
          </table:table-cell>
          <table:table-cell table:formula="of:=ROUNDUP([.B20]/(10^6))" office:value-type="float" office:value="13" calcext:value-type="float">
            <text:p>13</text:p>
          </table:table-cell>
          <table:table-cell table:formula="of:=ROUNDUP([.B20]/(5*10^5))" office:value-type="float" office:value="26" calcext:value-type="float">
            <text:p>26</text:p>
          </table:table-cell>
          <table:table-cell table:formula="of:=ROUNDUP([.B20]/(10^5))"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Indiana</text:p>
          </table:table-cell>
          <table:table-cell office:value-type="float" office:value="3062309" calcext:value-type="float">
            <text:p>3062309</text:p>
          </table:table-cell>
          <table:table-cell table:formula="of:=ROUNDUP([.B21]/(10^6))" office:value-type="float" office:value="4" calcext:value-type="float">
            <text:p>4</text:p>
          </table:table-cell>
          <table:table-cell table:formula="of:=ROUNDUP([.B21]/(5*10^5))" office:value-type="float" office:value="7" calcext:value-type="float">
            <text:p>7</text:p>
          </table:table-cell>
          <table:table-cell table:formula="of:=ROUNDUP([.B21]/(10^5)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Iowa</text:p>
          </table:table-cell>
          <table:table-cell office:value-type="float" office:value="6516922" calcext:value-type="float">
            <text:p>6516922</text:p>
          </table:table-cell>
          <table:table-cell table:formula="of:=ROUNDUP([.B22]/(10^6))" office:value-type="float" office:value="7" calcext:value-type="float">
            <text:p>7</text:p>
          </table:table-cell>
          <table:table-cell table:formula="of:=ROUNDUP([.B22]/(5*10^5))" office:value-type="float" office:value="14" calcext:value-type="float">
            <text:p>14</text:p>
          </table:table-cell>
          <table:table-cell table:formula="of:=ROUNDUP([.B22]/(10^5))"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Kentucky</text:p>
          </table:table-cell>
          <table:table-cell office:value-type="float" office:value="4369356" calcext:value-type="float">
            <text:p>4369356</text:p>
          </table:table-cell>
          <table:table-cell table:formula="of:=ROUNDUP([.B23]/(10^6))" office:value-type="float" office:value="5" calcext:value-type="float">
            <text:p>5</text:p>
          </table:table-cell>
          <table:table-cell table:formula="of:=ROUNDUP([.B23]/(5*10^5))" office:value-type="float" office:value="9" calcext:value-type="float">
            <text:p>9</text:p>
          </table:table-cell>
          <table:table-cell table:formula="of:=ROUNDUP([.B23]/(10^5))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Louisiania</text:p>
          </table:table-cell>
          <table:table-cell office:value-type="float" office:value="4574836" calcext:value-type="float">
            <text:p>4574836</text:p>
          </table:table-cell>
          <table:table-cell table:formula="of:=ROUNDUP([.B24]/(10^6))" office:value-type="float" office:value="5" calcext:value-type="float">
            <text:p>5</text:p>
          </table:table-cell>
          <table:table-cell table:formula="of:=ROUNDUP([.B24]/(5*10^5))" office:value-type="float" office:value="10" calcext:value-type="float">
            <text:p>10</text:p>
          </table:table-cell>
          <table:table-cell table:formula="of:=ROUNDUP([.B24]/(10^5))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Maine</text:p>
          </table:table-cell>
          <table:table-cell office:value-type="float" office:value="1328188" calcext:value-type="float">
            <text:p>1328188</text:p>
          </table:table-cell>
          <table:table-cell table:formula="of:=ROUNDUP([.B25]/(10^6))" office:value-type="float" office:value="2" calcext:value-type="float">
            <text:p>2</text:p>
          </table:table-cell>
          <table:table-cell table:formula="of:=ROUNDUP([.B25]/(5*10^5))" office:value-type="float" office:value="3" calcext:value-type="float">
            <text:p>3</text:p>
          </table:table-cell>
          <table:table-cell table:formula="of:=ROUNDUP([.B25]/(10^5)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aryland</text:p>
          </table:table-cell>
          <table:table-cell office:value-type="float" office:value="5773552" calcext:value-type="float">
            <text:p>5773552</text:p>
          </table:table-cell>
          <table:table-cell table:formula="of:=ROUNDUP([.B26]/(10^6))" office:value-type="float" office:value="6" calcext:value-type="float">
            <text:p>6</text:p>
          </table:table-cell>
          <table:table-cell table:formula="of:=ROUNDUP([.B26]/(5*10^5))" office:value-type="float" office:value="12" calcext:value-type="float">
            <text:p>12</text:p>
          </table:table-cell>
          <table:table-cell table:formula="of:=ROUNDUP([.B26]/(10^5))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Massachusetts</text:p>
          </table:table-cell>
          <table:table-cell office:value-type="float" office:value="5828289" calcext:value-type="float">
            <text:p>5828289</text:p>
          </table:table-cell>
          <table:table-cell table:formula="of:=ROUNDUP([.B27]/(10^6))" office:value-type="float" office:value="6" calcext:value-type="float">
            <text:p>6</text:p>
          </table:table-cell>
          <table:table-cell table:formula="of:=ROUNDUP([.B27]/(5*10^5))" office:value-type="float" office:value="12" calcext:value-type="float">
            <text:p>12</text:p>
          </table:table-cell>
          <table:table-cell table:formula="of:=ROUNDUP([.B27]/(10^5))"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Michigan</text:p>
          </table:table-cell>
          <table:table-cell office:value-type="float" office:value="9876187" calcext:value-type="float">
            <text:p>9876187</text:p>
          </table:table-cell>
          <table:table-cell table:formula="of:=ROUNDUP([.B28]/(10^6))" office:value-type="float" office:value="10" calcext:value-type="float">
            <text:p>10</text:p>
          </table:table-cell>
          <table:table-cell table:formula="of:=ROUNDUP([.B28]/(5*10^5))" office:value-type="float" office:value="20" calcext:value-type="float">
            <text:p>20</text:p>
          </table:table-cell>
          <table:table-cell table:formula="of:=ROUNDUP([.B28]/(10^5))"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Minnesota</text:p>
          </table:table-cell>
          <table:table-cell office:value-type="float" office:value="5344861" calcext:value-type="float">
            <text:p>5344861</text:p>
          </table:table-cell>
          <table:table-cell table:formula="of:=ROUNDUP([.B29]/(10^6))" office:value-type="float" office:value="6" calcext:value-type="float">
            <text:p>6</text:p>
          </table:table-cell>
          <table:table-cell table:formula="of:=ROUNDUP([.B29]/(5*10^5))" office:value-type="float" office:value="11" calcext:value-type="float">
            <text:p>11</text:p>
          </table:table-cell>
          <table:table-cell table:formula="of:=ROUNDUP([.B29]/(10^5))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Mississipi</text:p>
          </table:table-cell>
          <table:table-cell office:value-type="float" office:value="2978512" calcext:value-type="float">
            <text:p>2978512</text:p>
          </table:table-cell>
          <table:table-cell table:formula="of:=ROUNDUP([.B30]/(10^6))" office:value-type="float" office:value="3" calcext:value-type="float">
            <text:p>3</text:p>
          </table:table-cell>
          <table:table-cell table:formula="of:=ROUNDUP([.B30]/(5*10^5))" office:value-type="float" office:value="6" calcext:value-type="float">
            <text:p>6</text:p>
          </table:table-cell>
          <table:table-cell table:formula="of:=ROUNDUP([.B30]/(10^5))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issouri</text:p>
          </table:table-cell>
          <table:table-cell office:value-type="float" office:value="5988927" calcext:value-type="float">
            <text:p>5988927</text:p>
          </table:table-cell>
          <table:table-cell table:formula="of:=ROUNDUP([.B31]/(10^6))" office:value-type="float" office:value="6" calcext:value-type="float">
            <text:p>6</text:p>
          </table:table-cell>
          <table:table-cell table:formula="of:=ROUNDUP([.B31]/(5*10^5))" office:value-type="float" office:value="12" calcext:value-type="float">
            <text:p>12</text:p>
          </table:table-cell>
          <table:table-cell table:formula="of:=ROUNDUP([.B31]/(10^5))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ontana</text:p>
          </table:table-cell>
          <table:table-cell office:value-type="float" office:value="998199" calcext:value-type="float">
            <text:p>998199</text:p>
          </table:table-cell>
          <table:table-cell table:formula="of:=ROUNDUP([.B32]/(10^6))" office:value-type="float" office:value="1" calcext:value-type="float">
            <text:p>1</text:p>
          </table:table-cell>
          <table:table-cell table:formula="of:=ROUNDUP([.B32]/(5*10^5))" office:value-type="float" office:value="2" calcext:value-type="float">
            <text:p>2</text:p>
          </table:table-cell>
          <table:table-cell table:formula="of:=ROUNDUP([.B32]/(10^5)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ebraska</text:p>
          </table:table-cell>
          <table:table-cell office:value-type="float" office:value="1842641" calcext:value-type="float">
            <text:p>1842641</text:p>
          </table:table-cell>
          <table:table-cell table:formula="of:=ROUNDUP([.B33]/(10^6))" office:value-type="float" office:value="2" calcext:value-type="float">
            <text:p>2</text:p>
          </table:table-cell>
          <table:table-cell table:formula="of:=ROUNDUP([.B33]/(5*10^5))" office:value-type="float" office:value="4" calcext:value-type="float">
            <text:p>4</text:p>
          </table:table-cell>
          <table:table-cell table:formula="of:=ROUNDUP([.B33]/(10^5))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evada</text:p>
          </table:table-cell>
          <table:table-cell office:value-type="float" office:value="2723322" calcext:value-type="float">
            <text:p>2723322</text:p>
          </table:table-cell>
          <table:table-cell table:formula="of:=ROUNDUP([.B34]/(10^6))" office:value-type="float" office:value="3" calcext:value-type="float">
            <text:p>3</text:p>
          </table:table-cell>
          <table:table-cell table:formula="of:=ROUNDUP([.B34]/(5*10^5))" office:value-type="float" office:value="6" calcext:value-type="float">
            <text:p>6</text:p>
          </table:table-cell>
          <table:table-cell table:formula="of:=ROUNDUP([.B34]/(10^5)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float" office:value="1318194" calcext:value-type="float">
            <text:p>1318194</text:p>
          </table:table-cell>
          <table:table-cell table:formula="of:=ROUNDUP([.B35]/(10^6))" office:value-type="float" office:value="2" calcext:value-type="float">
            <text:p>2</text:p>
          </table:table-cell>
          <table:table-cell table:formula="of:=ROUNDUP([.B35]/(5*10^5))" office:value-type="float" office:value="3" calcext:value-type="float">
            <text:p>3</text:p>
          </table:table-cell>
          <table:table-cell table:formula="of:=ROUNDUP([.B35]/(10^5)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New Jersey</text:p>
          </table:table-cell>
          <table:table-cell office:value-type="float" office:value="8821155" calcext:value-type="float">
            <text:p>8821155</text:p>
          </table:table-cell>
          <table:table-cell table:formula="of:=ROUNDUP([.B36]/(10^6))" office:value-type="float" office:value="9" calcext:value-type="float">
            <text:p>9</text:p>
          </table:table-cell>
          <table:table-cell table:formula="of:=ROUNDUP([.B36]/(5*10^5))" office:value-type="float" office:value="18" calcext:value-type="float">
            <text:p>18</text:p>
          </table:table-cell>
          <table:table-cell table:formula="of:=ROUNDUP([.B36]/(10^5))"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float" office:value="19465197" calcext:value-type="float">
            <text:p>19465197</text:p>
          </table:table-cell>
          <table:table-cell table:formula="of:=ROUNDUP([.B37]/(10^6))" office:value-type="float" office:value="20" calcext:value-type="float">
            <text:p>20</text:p>
          </table:table-cell>
          <table:table-cell table:formula="of:=ROUNDUP([.B37]/(5*10^5))" office:value-type="float" office:value="39" calcext:value-type="float">
            <text:p>39</text:p>
          </table:table-cell>
          <table:table-cell table:formula="of:=ROUNDUP([.B37]/(10^5))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New México</text:p>
          </table:table-cell>
          <table:table-cell office:value-type="float" office:value="2082224" calcext:value-type="float">
            <text:p>2082224</text:p>
          </table:table-cell>
          <table:table-cell table:formula="of:=ROUNDUP([.B38]/(10^6))" office:value-type="float" office:value="3" calcext:value-type="float">
            <text:p>3</text:p>
          </table:table-cell>
          <table:table-cell table:formula="of:=ROUNDUP([.B38]/(5*10^5))" office:value-type="float" office:value="5" calcext:value-type="float">
            <text:p>5</text:p>
          </table:table-cell>
          <table:table-cell table:formula="of:=ROUNDUP([.B38]/(10^5))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string" calcext:value-type="string">
            <text:p>Oklahoma</text:p>
          </table:table-cell>
          <table:table-cell office:value-type="float" office:value="3751351" calcext:value-type="float">
            <text:p>3751351</text:p>
          </table:table-cell>
          <table:table-cell table:formula="of:=ROUNDUP([.B39]/(10^6))" office:value-type="float" office:value="4" calcext:value-type="float">
            <text:p>4</text:p>
          </table:table-cell>
          <table:table-cell table:formula="of:=ROUNDUP([.B39]/(5*10^5))" office:value-type="float" office:value="8" calcext:value-type="float">
            <text:p>8</text:p>
          </table:table-cell>
          <table:table-cell table:formula="of:=ROUNDUP([.B39]/(10^5))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Ohio</text:p>
          </table:table-cell>
          <table:table-cell office:value-type="float" office:value="11544951" calcext:value-type="float">
            <text:p>11544951</text:p>
          </table:table-cell>
          <table:table-cell table:formula="of:=ROUNDUP([.B40]/(10^6))" office:value-type="float" office:value="12" calcext:value-type="float">
            <text:p>12</text:p>
          </table:table-cell>
          <table:table-cell table:formula="of:=ROUNDUP([.B40]/(5*10^5))" office:value-type="float" office:value="24" calcext:value-type="float">
            <text:p>24</text:p>
          </table:table-cell>
          <table:table-cell table:formula="of:=ROUNDUP([.B40]/(10^5))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Oregon</text:p>
          </table:table-cell>
          <table:table-cell office:value-type="float" office:value="3871859" calcext:value-type="float">
            <text:p>3871859</text:p>
          </table:table-cell>
          <table:table-cell table:formula="of:=ROUNDUP([.B41]/(10^6))" office:value-type="float" office:value="4" calcext:value-type="float">
            <text:p>4</text:p>
          </table:table-cell>
          <table:table-cell table:formula="of:=ROUNDUP([.B41]/(5*10^5))" office:value-type="float" office:value="8" calcext:value-type="float">
            <text:p>8</text:p>
          </table:table-cell>
          <table:table-cell table:formula="of:=ROUNDUP([.B41]/(10^5))" office:value-type="float" office:value="39" calcext:value-type="float">
            <text:p>39</text:p>
          </table:table-cell>
        </table:table-row>
        <table:table-row table:style-name="ro2">
          <table:table-cell table:style-name="ce3" office:value-type="string" calcext:value-type="string">
            <text:p>Pennsylvania</text:p>
          </table:table-cell>
          <table:table-cell office:value-type="float" office:value="12742886" calcext:value-type="float">
            <text:p>12742886</text:p>
          </table:table-cell>
          <table:table-cell table:formula="of:=ROUNDUP([.B42]/(10^6))" office:value-type="float" office:value="13" calcext:value-type="float">
            <text:p>13</text:p>
          </table:table-cell>
          <table:table-cell table:formula="of:=ROUNDUP([.B42]/(5*10^5))" office:value-type="float" office:value="26" calcext:value-type="float">
            <text:p>26</text:p>
          </table:table-cell>
          <table:table-cell table:formula="of:=ROUNDUP([.B42]/(10^5))" office:value-type="float" office:value="128" calcext:value-type="float">
            <text:p>128</text:p>
          </table:table-cell>
        </table:table-row>
        <table:table-row table:style-name="ro2">
          <table:table-cell table:style-name="ce3" office:value-type="string" calcext:value-type="string">
            <text:p>Tennessee</text:p>
          </table:table-cell>
          <table:table-cell office:value-type="float" office:value="6403353" calcext:value-type="float">
            <text:p>6403353</text:p>
          </table:table-cell>
          <table:table-cell table:formula="of:=ROUNDUP([.B43]/(10^6))" office:value-type="float" office:value="7" calcext:value-type="float">
            <text:p>7</text:p>
          </table:table-cell>
          <table:table-cell table:formula="of:=ROUNDUP([.B43]/(5*10^5))" office:value-type="float" office:value="13" calcext:value-type="float">
            <text:p>13</text:p>
          </table:table-cell>
          <table:table-cell table:formula="of:=ROUNDUP([.B43]/(10^5))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Texas</text:p>
          </table:table-cell>
          <table:table-cell office:value-type="float" office:value="25674681" calcext:value-type="float">
            <text:p>25674681</text:p>
          </table:table-cell>
          <table:table-cell table:formula="of:=ROUNDUP([.B44]/(10^6))" office:value-type="float" office:value="26" calcext:value-type="float">
            <text:p>26</text:p>
          </table:table-cell>
          <table:table-cell table:formula="of:=ROUNDUP([.B44]/(5*10^5))" office:value-type="float" office:value="52" calcext:value-type="float">
            <text:p>52</text:p>
          </table:table-cell>
          <table:table-cell table:formula="of:=ROUNDUP([.B44]/(10^5))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Utah</text:p>
          </table:table-cell>
          <table:table-cell office:value-type="float" office:value="2817222" calcext:value-type="float">
            <text:p>2817222</text:p>
          </table:table-cell>
          <table:table-cell table:formula="of:=ROUNDUP([.B45]/(10^6))" office:value-type="float" office:value="3" calcext:value-type="float">
            <text:p>3</text:p>
          </table:table-cell>
          <table:table-cell table:formula="of:=ROUNDUP([.B45]/(5*10^5))" office:value-type="float" office:value="6" calcext:value-type="float">
            <text:p>6</text:p>
          </table:table-cell>
          <table:table-cell table:formula="of:=ROUNDUP([.B45]/(10^5))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Vermont</text:p>
          </table:table-cell>
          <table:table-cell office:value-type="float" office:value="626431" calcext:value-type="float">
            <text:p>626431</text:p>
          </table:table-cell>
          <table:table-cell table:formula="of:=ROUNDUP([.B46]/(10^6))" office:value-type="float" office:value="1" calcext:value-type="float">
            <text:p>1</text:p>
          </table:table-cell>
          <table:table-cell table:formula="of:=ROUNDUP([.B46]/(5*10^5))" office:value-type="float" office:value="2" calcext:value-type="float">
            <text:p>2</text:p>
          </table:table-cell>
          <table:table-cell table:formula="of:=ROUNDUP([.B46]/(10^5))"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Virginia</text:p>
          </table:table-cell>
          <table:table-cell office:value-type="float" office:value="8096604" calcext:value-type="float">
            <text:p>8096604</text:p>
          </table:table-cell>
          <table:table-cell table:formula="of:=ROUNDUP([.B47]/(10^6))" office:value-type="float" office:value="9" calcext:value-type="float">
            <text:p>9</text:p>
          </table:table-cell>
          <table:table-cell table:formula="of:=ROUNDUP([.B47]/(5*10^5))" office:value-type="float" office:value="17" calcext:value-type="float">
            <text:p>17</text:p>
          </table:table-cell>
          <table:table-cell table:formula="of:=ROUNDUP([.B47]/(10^5))" office:value-type="float" office:value="81" calcext:value-type="float">
            <text:p>81</text:p>
          </table:table-cell>
        </table:table-row>
        <table:table-row table:style-name="ro2">
          <table:table-cell table:style-name="ce3" office:value-type="string" calcext:value-type="string">
            <text:p>West Virginia</text:p>
          </table:table-cell>
          <table:table-cell office:value-type="float" office:value="1855364" calcext:value-type="float">
            <text:p>1855364</text:p>
          </table:table-cell>
          <table:table-cell table:formula="of:=ROUNDUP([.B48]/(10^6))" office:value-type="float" office:value="2" calcext:value-type="float">
            <text:p>2</text:p>
          </table:table-cell>
          <table:table-cell table:formula="of:=ROUNDUP([.B48]/(5*10^5))" office:value-type="float" office:value="4" calcext:value-type="float">
            <text:p>4</text:p>
          </table:table-cell>
          <table:table-cell table:formula="of:=ROUNDUP([.B48]/(10^5))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float" office:value="7330038" calcext:value-type="float">
            <text:p>7330038</text:p>
          </table:table-cell>
          <table:table-cell table:formula="of:=ROUNDUP([.B49]/(10^6))" office:value-type="float" office:value="8" calcext:value-type="float">
            <text:p>8</text:p>
          </table:table-cell>
          <table:table-cell table:formula="of:=ROUNDUP([.B49]/(5*10^5))" office:value-type="float" office:value="15" calcext:value-type="float">
            <text:p>15</text:p>
          </table:table-cell>
          <table:table-cell table:formula="of:=ROUNDUP([.B49]/(10^5))"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Wisconsin</text:p>
          </table:table-cell>
          <table:table-cell office:value-type="float" office:value="5711767" calcext:value-type="float">
            <text:p>5711767</text:p>
          </table:table-cell>
          <table:table-cell table:formula="of:=ROUNDUP([.B50]/(10^6))" office:value-type="float" office:value="6" calcext:value-type="float">
            <text:p>6</text:p>
          </table:table-cell>
          <table:table-cell table:formula="of:=ROUNDUP([.B50]/(5*10^5))" office:value-type="float" office:value="12" calcext:value-type="float">
            <text:p>12</text:p>
          </table:table-cell>
          <table:table-cell table:formula="of:=ROUNDUP([.B50]/(10^5))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Wyoming</text:p>
          </table:table-cell>
          <table:table-cell office:value-type="float" office:value="568158" calcext:value-type="float">
            <text:p>568158</text:p>
          </table:table-cell>
          <table:table-cell table:formula="of:=ROUNDUP([.B51]/(10^6))" office:value-type="float" office:value="1" calcext:value-type="float">
            <text:p>1</text:p>
          </table:table-cell>
          <table:table-cell table:formula="of:=ROUNDUP([.B51]/(5*10^5))" office:value-type="float" office:value="2" calcext:value-type="float">
            <text:p>2</text:p>
          </table:table-cell>
          <table:table-cell table:formula="of:=ROUNDUP([.B51]/(10^5)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ederal District</text:p>
          </table:table-cell>
          <table:table-cell office:value-type="float" office:value="601723" calcext:value-type="float">
            <text:p>601723</text:p>
          </table:table-cell>
          <table:table-cell table:formula="of:=ROUNDUP([.B52]/(10^6))" office:value-type="float" office:value="1" calcext:value-type="float">
            <text:p>1</text:p>
          </table:table-cell>
          <table:table-cell table:formula="of:=ROUNDUP([.B52]/(5*10^5))" office:value-type="float" office:value="2" calcext:value-type="float">
            <text:p>2</text:p>
          </table:table-cell>
          <table:table-cell table:formula="of:=ROUNDUP([.B52]/(10^5)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-00-0000</text:date>, <text:time style:data-style-name="N2" text:time-value="17:12:32.335038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20:36.522778253</meta:creation-date>
    <dc:date>2018-05-18T17:13:05.302975025</dc:date>
    <meta:editing-duration>PT3H44M3S</meta:editing-duration>
    <meta:editing-cycles>10</meta:editing-cycles>
    <meta:generator>LibreOffice/5.1.6.2$Linux_X86_64 LibreOffice_project/10m0$Build-2</meta:generator>
    <meta:document-statistic meta:table-count="1" meta:cell-count="260" meta:object-count="0"/>
  </office:meta>
</office:document-meta>
</file>